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de2" officeooo:paragraph-rsid="00067de2"/>
    </style:style>
    <style:style style:name="P2" style:family="paragraph" style:parent-style-name="Standard">
      <style:text-properties officeooo:rsid="00067de2" officeooo:paragraph-rsid="00067de2"/>
    </style:style>
    <style:style style:name="P3" style:family="paragraph" style:parent-style-name="Standard">
      <style:text-properties officeooo:rsid="00067de2" officeooo:paragraph-rsid="0007b906"/>
    </style:style>
    <style:style style:name="P4" style:family="paragraph" style:parent-style-name="Standard">
      <style:text-properties style:font-name="Times New Roman" fo:font-style="normal" officeooo:rsid="00067de2" officeooo:paragraph-rsid="0007b906" style:font-style-asian="normal" style:font-style-complex="normal" style:font-weight-complex="bold"/>
    </style:style>
    <style:style style:name="P5" style:family="paragraph" style:parent-style-name="Standard">
      <style:text-properties fo:font-weight="bold" officeooo:rsid="00067de2" officeooo:paragraph-rsid="0007b906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tyle="normal" officeooo:rsid="00067de2" officeooo:paragraph-rsid="0007b906" style:font-style-asian="normal" style:font-style-complex="normal" style:font-weight-complex="bold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tyle="normal" officeooo:paragraph-rsid="0007b906" style:font-style-asian="normal" style:font-style-complex="normal" style:font-weight-complex="bold"/>
    </style:style>
    <style:style style:name="P8" style:family="paragraph" style:parent-style-name="Standard">
      <style:paragraph-properties fo:margin-left="1.249cm" fo:margin-right="0cm" fo:text-indent="0cm" style:auto-text-indent="false" style:writing-mode="lr-tb"/>
      <style:text-properties style:font-name="Times New Roman" fo:font-style="normal" officeooo:paragraph-rsid="0007b906" style:font-style-asian="normal" style:font-style-complex="normal" style:font-weight-complex="bold"/>
    </style:style>
    <style:style style:name="P9" style:family="paragraph" style:parent-style-name="Standard">
      <style:paragraph-properties fo:margin-left="0cm" fo:margin-right="0cm" fo:text-indent="1.249cm" style:auto-text-indent="false" style:writing-mode="lr-tb"/>
      <style:text-properties fo:font-style="normal" officeooo:paragraph-rsid="0007b906" style:font-style-asian="normal" style:font-style-complex="normal"/>
    </style:style>
    <style:style style:name="P10" style:family="paragraph" style:parent-style-name="Standard">
      <style:paragraph-properties fo:margin-left="0cm" fo:margin-right="0cm" fo:text-indent="1.249cm" style:auto-text-indent="false" style:writing-mode="lr-tb"/>
      <style:text-properties style:font-name="Times New Roman" fo:font-style="normal" officeooo:paragraph-rsid="0007b906" style:font-style-asian="normal" style:font-style-complex="normal" style:font-weight-complex="bold"/>
    </style:style>
    <style:style style:name="P11" style:family="paragraph" style:parent-style-name="Standard">
      <style:paragraph-properties fo:margin-left="1.249cm" fo:margin-right="0cm" fo:text-indent="1.249cm" style:auto-text-indent="false" style:writing-mode="lr-tb"/>
      <style:text-properties style:font-name="Times New Roman" fo:font-style="normal" officeooo:paragraph-rsid="0007b906" style:font-style-asian="normal" style:font-style-complex="normal" style:font-weight-complex="bold"/>
    </style:style>
    <style:style style:name="P12" style:family="paragraph" style:parent-style-name="Standard">
      <style:paragraph-properties fo:margin-left="1.249cm" fo:margin-right="0cm" fo:text-indent="1.249cm" style:auto-text-indent="false" style:writing-mode="lr-tb"/>
      <style:text-properties style:font-name="Times New Roman" fo:font-style="normal" officeooo:rsid="00067de2" officeooo:paragraph-rsid="0007b906" style:font-style-asian="normal" style:font-style-complex="normal" style:font-weight-complex="bold"/>
    </style:style>
    <style:style style:name="P13" style:family="paragraph" style:parent-style-name="Standard">
      <style:paragraph-properties fo:margin-left="2.498cm" fo:margin-right="0cm" fo:text-indent="0cm" style:auto-text-indent="false" style:writing-mode="lr-tb"/>
      <style:text-properties style:font-name="Times New Roman" fo:font-style="normal" officeooo:paragraph-rsid="0007b906" style:font-style-asian="normal" style:font-style-complex="normal" style:font-weight-complex="bold"/>
    </style:style>
    <style:style style:name="T1" style:family="text">
      <style:text-properties style:font-name="Times New Roman" style:font-weight-complex="bold"/>
    </style:style>
    <style:style style:name="T2" style:family="text">
      <style:text-properties style:font-name="Times New Roman" fo:language="en" fo:country="GB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/</text:p>
      <text:p text:style-name="P1"/>
      <text:p text:style-name="P1">Question 1/ <text:s/>ArithmeticException</text:p>
      <text:p text:style-name="P1"/>
      <text:p text:style-name="P1">Question 2/</text:p>
      <text:p text:style-name="P1"/>
      <text:p text:style-name="P1"/>
      <text:p text:style-name="P4">mport java.util.Scanner;</text:p>
      <text:p text:style-name="P8"/>
      <text:p text:style-name="P7">public class EssaiException {</text:p>
      <text:p text:style-name="P9"><text:span text:style-name="T1">public static voi</text:span><text:span text:style-name="T2">d main(String[] args) {</text:span></text:p>
      <text:p text:style-name="P11">int a, b, res;</text:p>
      <text:p text:style-name="P11">Scanner clavier = new Scanner(System.in);</text:p>
      <text:p text:style-name="P11">a = clavier.nextInt(); b = clavier.nextInt();</text:p>
      <text:p text:style-name="P3"><text:tab/><text:tab/></text:p>
      <text:p text:style-name="P3"><text:tab/><text:tab/> <text:span text:style-name="T3">try { </text:span></text:p>
      <text:p text:style-name="P5"><text:s/><text:tab/><text:tab/><text:tab/> res = a / b; <text:s/></text:p>
      <text:p text:style-name="P5"><text:s text:c="2"/><text:tab/><text:tab/><text:tab/>System.out.println("le résultat de " + a + " divisé par " + b + " est " + res); </text:p>
      <text:p text:style-name="P5"><text:s/><text:tab/><text:tab/>} </text:p>
      <text:p text:style-name="P5"><text:s/><text:tab/><text:tab/>catch (ArithmeticException e) { <text:s text:c="2"/></text:p>
      <text:p text:style-name="P5"><text:tab/><text:tab/><text:tab/>System.out.println ("oop ! un problème dans la division ") ; <text:s/></text:p>
      <text:p text:style-name="P5"><text:tab/><text:tab/><text:tab/>System.out.println ("le message officiel est " + e.getMessage()) ; </text:p>
      <text:p text:style-name="P5"><text:tab/><text:tab/> } </text:p>
      <text:p text:style-name="P3"><text:tab/><text:tab/><text:tab/> System.out.println ("Fin du programme") ;</text:p>
      <text:p text:style-name="P12"/>
      <text:p text:style-name="P10">}</text:p>
      <text:p text:style-name="P6">}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4-07T10:39:19.94</meta:creation-date>
    <dc:date>2024-04-09T12:01:01.932000000</dc:date>
    <meta:editing-duration>PT9M3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1" meta:word-count="92" meta:character-count="591" meta:non-whitespace-character-count="472"/>
  </office:meta>
</office:document-meta>
</file>